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58000004A881111E5C.svm"/>
  <manifest:file-entry manifest:media-type="" manifest:full-path="Pictures/2000000700000B7A000007231F53C1C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modtransmfp93" style:family="table">
      <style:table-properties style:width="18.593cm" table:align="margins" style:may-break-between-rows="false" style:writing-mode="lr-tb"/>
    </style:style>
    <style:style style:name="modtransmfp93.A" style:family="table-column">
      <style:table-column-properties style:column-width="18.593cm" style:rel-column-width="65535*"/>
    </style:style>
    <style:style style:name="modtransmfp93.A1" style:family="table-cell">
      <style:table-cell-properties fo:background-color="transparent" fo:padding="0.097cm" fo:border="none">
        <style:background-image/>
      </style:table-cell-properties>
    </style:style>
    <style:style style:name="modtransmfp93.A2" style:family="table-cell">
      <style:table-cell-properties fo:padding="0.097cm" fo:border="none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44cm" fo:margin-left="-0.182cm" fo:margin-right="-0.18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09cm" style:rel-column-width="17329*"/>
    </style:style>
    <style:style style:name="Tableau4.B" style:family="table-column">
      <style:table-column-properties style:column-width="5.992cm" style:rel-column-width="20728*"/>
    </style:style>
    <style:style style:name="Tableau4.C" style:family="table-column">
      <style:table-column-properties style:column-width="7.811cm" style:rel-column-width="27019*"/>
    </style:style>
    <style:style style:name="Tableau4.D" style:family="table-column">
      <style:table-column-properties style:column-width="0.132cm" style:rel-column-width="459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4.6" style:family="table-row">
      <style:table-row-properties style:min-row-height="1.418cm" fo:background-color="transparent" style:keep-together="true" fo:keep-together="auto">
        <style:background-image/>
      </style:table-row-properties>
    </style:style>
    <style:style style:name="Tableau4.8" style:family="table-row">
      <style:table-row-properties style:min-row-height="0.132cm" fo:background-color="transparent" style:keep-together="true" fo:keep-together="auto">
        <style:background-image/>
      </style:table-row-properties>
    </style:style>
    <style:style style:name="Tableau6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6.274cm" style:rel-column-width="21670*"/>
    </style:style>
    <style:style style:name="Tableau6.B" style:family="table-column">
      <style:table-column-properties style:column-width="7.308cm" style:rel-column-width="25240*"/>
    </style:style>
    <style:style style:name="Tableau6.C" style:family="table-column">
      <style:table-column-properties style:column-width="5.392cm" style:rel-column-width="18625*"/>
    </style:style>
    <style:style style:name="Tableau6.1" style:family="table-row">
      <style:table-row-properties style:min-row-height="0.448cm"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6.2" style:family="table-row">
      <style:table-row-properties style:min-row-height="7.728cm" style:keep-together="true" fo:keep-together="auto"/>
    </style:style>
    <style:style style:name="Tableau6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6.3" style:family="table-row">
      <style:table-row-properties style:min-row-height="0.45cm" fo:background-color="transparent" style:keep-together="true" fo:keep-together="auto">
        <style:background-image/>
      </style:table-row-properties>
    </style:style>
    <style:style style:name="Tableau6.4" style:family="table-row">
      <style:table-row-properties style:min-row-height="3.334cm" style:keep-together="false" fo:keep-together="always"/>
    </style:style>
    <style:style style:name="Tableau6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6.5" style:family="table-row">
      <style:table-row-properties style:keep-together="true" fo:keep-together="auto"/>
    </style:style>
    <style:style style:name="Tableau6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documentbeneffp93" style:family="table">
      <style:table-properties style:width="18.593cm" table:align="margins" style:may-break-between-rows="false" style:writing-mode="lr-tb"/>
    </style:style>
    <style:style style:name="documentbeneffp93.A" style:family="table-column">
      <style:table-column-properties style:column-width="18.593cm" style:rel-column-width="65535*"/>
    </style:style>
    <style:style style:name="documentbeneffp93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6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7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8pt" style:font-size-asian="8pt" style:font-name-complex="Arial1" style:font-size-complex="8pt"/>
    </style:style>
    <style:style style:name="P11" style:family="paragraph" style:parent-style-name="Standard">
      <style:paragraph-properties fo:text-align="start" style:justify-single-word="false"/>
      <style:text-properties fo:color="#000000" fo:font-size="10pt" style:font-size-asian="10pt" style:font-name-complex="Arial1" style:font-size-complex="10pt"/>
    </style:style>
    <style:style style:name="P12" style:family="paragraph" style:parent-style-name="Standard">
      <style:text-properties style:use-window-font-color="true" style:font-name="Arial1" fo:font-size="10pt" fo:language="fr" fo:country="FR" style:text-underline-style="none" fo:font-weight="normal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3" style:family="paragraph" style:parent-style-name="Title">
      <style:paragraph-properties fo:text-align="start" style:justify-single-word="false"/>
      <style:text-properties fo:font-size="10pt" style:font-size-asian="10pt" style:font-name-complex="Arial1"/>
    </style:style>
    <style:style style:name="P14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name-complex="Arial1" style:font-size-complex="10pt"/>
    </style:style>
    <style:style style:name="P16" style:family="paragraph" style:parent-style-name="Standard">
      <style:paragraph-properties fo:margin-top="0.212cm" fo:margin-bottom="0cm" fo:text-align="start" style:justify-single-word="false">
        <style:tab-stops>
          <style:tab-stop style:position="6.406cm"/>
          <style:tab-stop style:position="8.541cm"/>
        </style:tab-stops>
      </style:paragraph-properties>
      <style:text-properties style:use-window-font-color="true" style:font-name="Arial1" fo:font-size="10pt" fo:language="fr" fo:country="FR" style:text-underline-style="none" fo:font-weight="normal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800000"/>
    </style:style>
    <style:style style:name="P18" style:family="paragraph" style:parent-style-name="Table_20_Contents">
      <style:paragraph-properties fo:text-align="start" style:justify-single-word="false"/>
      <style:text-properties fo:color="#800000" fo:font-weight="bold" style:font-weight-asian="bold" style:font-weight-complex="bold"/>
    </style:style>
    <style:style style:name="P19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20" style:family="paragraph" style:parent-style-name="Standard">
      <style:paragraph-properties fo:margin-top="0.212cm" fo:margin-bottom="0.212cm">
        <style:tab-stops>
          <style:tab-stop style:position="7.43cm"/>
        </style:tab-stops>
      </style:paragraph-properties>
      <style:text-properties fo:color="#ff0000" fo:font-size="10pt" fo:font-weight="bold" style:font-size-asian="10pt" style:font-weight-asian="bold" style:font-name-complex="Arial1" style:font-size-complex="10pt" style:font-weight-complex="bold"/>
    </style:style>
    <style:style style:name="P21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22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8pt" style:font-size-asian="8pt" style:font-name-complex="Arial1" style:font-size-complex="8pt" style:font-weight-complex="bold"/>
    </style:style>
    <style:style style:name="P24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5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name-complex="Arial1" style:font-size-complex="9pt" style:language-complex="ar" style:country-complex="SA"/>
    </style:style>
    <style:style style:name="P26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7" style:family="paragraph" style:parent-style-name="Heading_20_3">
      <style:paragraph-properties fo:margin-top="0.212cm" fo:margin-bottom="0cm"/>
      <style:text-properties fo:font-size="10pt" style:font-size-asian="10pt" style:font-size-complex="10pt"/>
    </style:style>
    <style:style style:name="P28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9" style:family="paragraph">
      <style:paragraph-properties fo:text-align="center" style:writing-mode="lr-tb"/>
    </style:style>
    <style:style style:name="T1" style:family="text">
      <style:text-properties style:font-name="Arial1"/>
    </style:style>
    <style:style style:name="T2" style:family="text">
      <style:text-properties style:font-name="Arial1" style:font-name-asian="Wingdings 2"/>
    </style:style>
    <style:style style:name="T3" style:family="text">
      <style:text-properties style:text-position="0% 100%"/>
    </style:style>
    <style:style style:name="T4" style:family="text">
      <style:text-properties style:text-underline-style="none" style:font-name-complex="Arial1"/>
    </style:style>
    <style:style style:name="T5" style:family="text">
      <style:text-properties style:text-underline-style="none" style:font-name-complex="Arial1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8" style:family="text">
      <style:text-properties style:use-window-font-color="true" style:font-name="Arial1" fo:language="fr" fo:country="FR" style:text-underline-style="none" fo:font-weight="normal" style:font-name-asian="Times New Roman" style:font-weight-asian="normal" style:font-name-complex="Arial1" style:language-complex="ar" style:country-complex="SA" style:font-weight-complex="normal"/>
    </style:style>
    <style:style style:name="T9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color="#000000"/>
    </style:style>
    <style:style style:name="T13" style:family="text">
      <style:text-properties fo:color="#000000" style:font-name="Arial1" fo:language="fr" fo:country="FR" style:font-name-asian="Times New Roman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71cm" draw:visible-area-height="1.424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float" office:value="0" text:name="actioncandidatpersonne_horairerdvpartenaire"/>
        <text:user-field-decl office:value-type="string" office:string-value="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  <text:user-field-decl office:value-type="string" office:string-value="" text:name="prestation_natprest"/>
        <text:user-field-decl office:value-type="string" office:string-value="" text:name="prestation_topchapers"/>
        <text:user-field-decl office:value-type="string" office:string-value="" text:name="structurereferente_id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cer93_nivetu"/>
        <text:user-field-decl office:value-type="string" office:string-value="" text:name="contratinsertion_rg_ci"/>
        <text:user-field-decl office:value-type="string" office:string-value="" text:name="contratinsertion_dd_ci"/>
        <text:user-field-decl office:value-type="string" office:string-value="" text:name="contratinsertion_df_ci"/>
        <text:user-field-decl office:value-type="string" office:string-value="" text:name="structurereferente_lib_struc"/>
        <text:user-field-decl office:value-type="string" office:string-value="" text:name="cer93_positioncer"/>
        <text:user-field-decl office:value-type="string" office:string-value="" text:name="detaildroitrsa_nbtotaidefamsurfdom"/>
        <text:user-field-decl office:value-type="string" office:string-value="" text:name="detailcalculdroitrsa_natpf_socle"/>
        <text:user-field-decl office:value-type="string" office:string-value="" text:name="detailcalculdroitrsa_natpf_activite"/>
        <text:user-field-decl office:value-type="string" office:string-value="" text:name="detailcalculdroitrsa_natpf_majore"/>
        <text:user-field-decl office:value-type="string" office:string-value="" text:name="actioncandidatpersonne_daterecu"/>
        <text:user-field-decl office:value-type="string" office:string-value="" text:name="activite_inscritpe"/>
        <text:user-field-decl office:value-type="string" office:string-value="" text:name="cer93_inscritpe"/>
        <text:user-field-decl office:value-type="string" office:string-value="" text:name="personne_numagenpoleemploi"/>
        <text:user-field-decl office:value-type="string" office:string-value="" text:name="personne_dtinscpoleemploi"/>
        <text:user-field-decl office:value-type="string" office:string-value="" text:name="historiqueetatpe_id"/>
        <text:user-field-decl office:value-type="string" office:string-value="" text:name="historiqueetatpe_informationpe_id"/>
        <text:user-field-decl office:value-type="string" office:string-value="" text:name="historiqueetatpe_identifiantpe"/>
        <text:user-field-decl office:value-type="string" office:string-value="" text:name="historiqueetatpe_date"/>
        <text:user-field-decl office:value-type="string" office:string-value="" text:name="historiqueetatpe_etat"/>
        <text:user-field-decl office:value-type="string" office:string-value="" text:name="historiqueetatpe_code"/>
        <text:user-field-decl office:value-type="string" office:string-value="" text:name="historiqueetatpe_motif"/>
        <text:user-field-decl office:value-type="string" office:string-value="" text:name="historiqueetatpe_ale"/>
        <text:user-field-decl office:value-type="string" office:string-value="" text:name="modeleodt_path"/>
        <text:user-field-decl office:value-type="string" office:string-value="" text:name="modtransmfp93_name"/>
        <text:user-field-decl office:value-type="string" office:string-value="" text:name="ficheprescription93_date_transmission"/>
        <text:user-field-decl office:value-type="string" office:string-value="" text:name="instantanedonneesfp93_structure_fax"/>
        <text:user-field-decl office:value-type="string" office:string-value="" text:name="modtransmfp93_id"/>
        <text:user-field-decl office:value-type="string" office:string-value="" text:name="ficheprescription93_objet"/>
        <text:user-field-decl office:value-type="string" office:string-value="" text:name="instantanedonneesfp93_benef_qual"/>
        <text:user-field-decl office:value-type="string" office:string-value="" text:name="Instantanedonneesfp93.benef_nom"/>
        <text:user-field-decl office:value-type="string" office:string-value="" text:name="Instantanedonneesfp93.benef_prenom"/>
        <text:user-field-decl office:value-type="string" office:string-value="" text:name="instantanedonneesfp93_benef_dtnai"/>
        <text:user-field-decl office:value-type="string" office:string-value="" text:name="instantanedonneesfp93_benef_numvoie"/>
        <text:user-field-decl office:value-type="string" office:string-value="" text:name="instantanedonneesfp93_benef_nomvoie"/>
        <text:user-field-decl office:value-type="string" office:string-value="" text:name="instantanedonneesfp93_benef_complideadr"/>
        <text:user-field-decl office:value-type="string" office:string-value="" text:name="instantanedonneesfp93_benef_compladr"/>
        <text:user-field-decl office:value-type="string" office:string-value="" text:name="instantanedonneesfp93_benef_codepos"/>
        <text:user-field-decl office:value-type="string" office:string-value="" text:name="instantanedonneesfp93_benef_tel_fixe"/>
        <text:user-field-decl office:value-type="string" office:string-value="" text:name="instantanedonneesfp93_benef_tel_port"/>
        <text:user-field-decl office:value-type="string" office:string-value="" text:name="instantanedonneesfp93_benef_email"/>
        <text:user-field-decl office:value-type="string" office:string-value="" text:name="instantanedonneesfp93_benef_natpf_socle"/>
        <text:user-field-decl office:value-type="string" office:string-value="" text:name="instantanedonneesfp93_benef_natpf_majore"/>
        <text:user-field-decl office:value-type="string" office:string-value="" text:name="instantanedonneesfp93_benef_natpf_activite"/>
        <text:user-field-decl office:value-type="string" office:string-value="" text:name="instantanedonneesfp93_benef_matricule"/>
        <text:user-field-decl office:value-type="string" office:string-value="" text:name="instantanedonneesfp93_benef_inscritpe"/>
        <text:user-field-decl office:value-type="string" office:string-value="" text:name="instantanedonneesfp93_benef_identifiantpe"/>
        <text:user-field-decl office:value-type="string" office:string-value="" text:name="instantanedonneesfp93_benef_nivetu"/>
        <text:user-field-decl office:value-type="string" office:string-value="" text:name="instantanedonneesfp93_benef_dernier_dip"/>
        <text:user-field-decl office:value-type="string" office:string-value="" text:name="instantanedonneesfp93_benef_positioncer"/>
        <text:user-field-decl office:value-type="string" office:string-value="" text:name="instantanedonneesfp93_benef_dd_ci"/>
        <text:user-field-decl office:value-type="string" office:string-value="" text:name="instantanedonneesfp93_benef_df_ci"/>
        <text:user-field-decl office:value-type="string" office:string-value="" text:name="prestatairehorspdifp93_name"/>
        <text:user-field-decl office:value-type="string" office:string-value="" text:name="actionfp93_name"/>
        <text:user-field-decl office:value-type="string" office:string-value="" text:name="adresseprestatairefp93_adresse"/>
        <text:user-field-decl office:value-type="string" office:string-value="" text:name="adresseprestatairefp93_codepos"/>
        <text:user-field-decl office:value-type="string" office:string-value="" text:name="adresseprestatairefp93_localite"/>
        <text:user-field-decl office:value-type="string" office:string-value="" text:name="prestatairehorspdifp93_adresse"/>
        <text:user-field-decl office:value-type="string" office:string-value="" text:name="prestatairehorspdifp93_codepos"/>
        <text:user-field-decl office:value-type="string" office:string-value="" text:name="prestatairehorspdifp93_localite"/>
        <text:user-field-decl office:value-type="string" office:string-value="" text:name="instantanedonneesfp93_benef_nomcom"/>
        <text:user-field-decl office:value-type="string" office:string-value="" text:name="ficheprescription93_rdvprestataire_adresse"/>
        <text:user-field-decl office:value-type="string" office:string-value="" text:name="Ficheprescription93.rdvprestataire_date"/>
        <text:user-field-decl office:value-type="string" office:string-value="" text:name="Ficheprescription93.rdvprestataire_personne"/>
        <text:user-field-decl office:value-type="string" office:string-value="" text:name="ficheprescription93_rdvprestataire_date"/>
        <text:user-field-decl office:value-type="string" office:string-value="" text:name="Adresseprestatairefp93.tel"/>
        <text:user-field-decl office:value-type="string" office:string-value="" text:name="Prestatairehorspdifp93.tel"/>
        <text:user-field-decl office:value-type="string" office:string-value="" text:name="Adresseprestatairefp93.fax"/>
        <text:user-field-decl office:value-type="string" office:string-value="" text:name="Prestatairehorspdifp93.fax"/>
        <text:user-field-decl office:value-type="string" office:string-value="" text:name="Adresseprestatairefp93.email"/>
        <text:user-field-decl office:value-type="string" office:string-value="" text:name="Prestatairehorspdifp93.email"/>
        <text:user-field-decl office:value-type="string" office:string-value="" text:name="personne_pieecpres"/>
        <text:user-field-decl office:value-type="string" office:string-value="" text:name="Ficheprescription93.documentbeneffp93_autre"/>
        <text:user-field-decl office:value-type="string" office:string-value="" text:name="Ficheprescription93.benef_retour_presente"/>
        <text:user-field-decl office:value-type="string" office:string-value="" text:name="Ficheprescription93.date_retour"/>
        <text:user-field-decl office:value-type="string" office:string-value="" text:name="Ficheprescription93.date_presente_benef"/>
        <text:user-field-decl office:value-type="string" office:string-value="0" text:name="documentbeneffp93_name"/>
        <text:user-field-decl office:value-type="string" office:string-value="" text:name="ficheprescription93_rdvprestataire_date_time"/>
        <text:user-field-decl office:value-type="string" office:string-value="" text:name="ficheprescription93_rdvprestataire_personne"/>
        <text:user-field-decl office:value-type="string" office:string-value="" text:name="ficheprescription93_documentbeneffp93_autre"/>
        <text:user-field-decl office:value-type="string" office:string-value="" text:name="ficheprescription93_benef_retour_presente"/>
        <text:user-field-decl office:value-type="string" office:string-value="" text:name="ficheprescription93_date_retour"/>
        <text:user-field-decl office:value-type="string" office:string-value="" text:name="adresseprestatairefp93_tel"/>
        <text:user-field-decl office:value-type="string" office:string-value="" text:name="adresseprestatairefp93_fax"/>
        <text:user-field-decl office:value-type="string" office:string-value="" text:name="adresseprestatairefp93_email"/>
        <text:user-field-decl office:value-type="string" office:string-value="" text:name="prestatairehorspdifp93_tel"/>
        <text:user-field-decl office:value-type="string" office:string-value="" text:name="prestatairehorspdifp93_fax"/>
        <text:user-field-decl office:value-type="string" office:string-value="" text:name="prestatairehorspdifp93_email"/>
        <text:user-field-decl office:value-type="string" office:string-value="" text:name="modtransmfp93"/>
        <text:user-field-decl office:value-type="string" office:string-value="" text:name="Documentbeneffp93"/>
        <text:user-field-decl office:value-type="string" office:string-value="" text:name="ficheprescription93_documentbeneffp93"/>
        <text:user-field-decl office:value-type="string" office:string-value="" text:name="ficheprescription93_name"/>
        <text:user-field-decl office:value-type="string" office:string-value="" text:name="ficheprescription93_documentbeneffp93_name"/>
        <text:user-field-decl office:value-type="string" office:string-value="" text:name="instantanedonneesfp93_benef_nom"/>
        <text:user-field-decl office:value-type="string" office:string-value="" text:name="instantanedonneesfp93_benef_prenom"/>
        <text:user-field-decl office:value-type="string" office:string-value="" text:name="instantanedonneesfp93_structure_type_voie"/>
        <text:user-field-decl office:value-type="string" office:string-value="" text:name="instantanedonneesfp93_structure_num_voie"/>
        <text:user-field-decl office:value-type="string" office:string-value="" text:name="instantanedonneesfp93_structure_nom_voie"/>
        <text:user-field-decl office:value-type="string" office:string-value="" text:name="instantanedonneesfp93_structure_code_postal"/>
        <text:user-field-decl office:value-type="string" office:string-value="" text:name="instantanedonneesfp93_structure_ville"/>
        <text:user-field-decl office:value-type="string" office:string-value="" text:name="instantanedonneesfp93_referent_email"/>
        <text:user-field-decl office:value-type="string" office:string-value="" text:name="Modtransmfp93.id"/>
        <text:user-field-decl office:value-type="string" office:string-value="" text:name="modtransmfp93_modtransmfp93.id"/>
        <text:user-field-decl office:value-type="string" office:string-value="" text:name="modtransmfp93_modtransmfp93_name"/>
      </text:user-field-decls>
      <draw:frame draw:style-name="fr1" draw:name="Cadre1" text:anchor-type="page" text:anchor-page-number="1" svg:x="14.885cm" svg:y="0.344cm" svg:width="2cm" draw:z-index="2">
        <draw:text-box fo:min-height="1.302cm">
          <text:p text:style-name="Frame_20_contents"><draw:frame draw:style-name="fr2" draw:name="images1" text:anchor-type="paragraph" svg:x="-0.012cm" svg:y="0cm" svg:width="2.013cm" svg:height="1.169cm" draw:z-index="3"><draw:image xlink:href="Pictures/2000000700000758000004A881111E5C.svm" xlink:type="simple" xlink:show="embed" xlink:actuate="onLoad"/></draw:frame><draw:frame draw:style-name="fr2" draw:name="images2" text:anchor-type="paragraph" svg:x="2.427cm" svg:y="0.053cm" svg:width="2.568cm" svg:height="1.619cm" draw:z-index="4"><draw:image xlink:href="Pictures/2000000700000B7A000007231F53C1C9.svm" xlink:type="simple" xlink:show="embed" xlink:actuate="onLoad"/></draw:frame></text:p>
        </draw:text-box>
      </draw:frame>
      <text:p text:style-name="P28"><draw:frame draw:style-name="fr3" draw:name="Objet1" text:anchor-type="as-char" svg:y="-0.474cm" svg:width="6.532cm" svg:height="0.951cm" draw:z-index="1"><draw:object-ole xlink:href="./Object 1" xlink:type="simple" xlink:show="embed" xlink:actuate="onLoad"/><draw:image xlink:href="./ObjectReplacements/Object 1" xlink:type="simple" xlink:show="embed" xlink:actuate="onLoad"/></draw:frame><text:tab/></text:p>
      <text:p text:style-name="P13"/>
      <text:p text:style-name="P13"><text:tab/><text:tab/><text:tab/><text:tab/> <text:s text:c="19"/><text:span text:style-name="T11">FICHE DE PRESCRIPTION </text:span>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4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5"/>
            <text:p text:style-name="P1">Fiche transmise le : <text:s/><text:user-field-get text:name="ficheprescription93_date_transmission"/></text:p>
            <table:table table:name="modtransmfp93" table:style-name="modtransmfp93">
              <table:table-column table:style-name="modtransmfp93.A"/>
              <table:table-header-rows>
                <table:table-row>
                  <table:table-cell table:style-name="modtransmfp93.A1" office:value-type="string">
                    <text:p text:style-name="P18">Modalités de transmission</text:p>
                  </table:table-cell>
                </table:table-row>
              </table:table-header-rows>
              <table:table-row>
                <table:table-cell table:style-name="modtransmfp93.A2" office:value-type="string">
                  <text:p text:style-name="P17"><text:user-field-get text:name="modtransmfp93_name"/></text:p>
                </table:table-cell>
              </table:table-row>
            </table:table>
            <text:p text:style-name="P1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1">Organisme prescripteur ou référent : <text:user-field-get text:name="structurereferente_lib_struc"/></text:p>
            <text:p text:style-name="P1">Adresse : <text:user-field-get text:name="instantanedonneesfp93_structure_num_voie"/>, <text:user-field-get text:name="instantanedonneesfp93_structure_type_voie"/> <text:user-field-get text:name="instantanedonneesfp93_structure_nom_voie"/></text:p>
            <text:p text:style-name="P1"><text:user-field-get text:name="instantanedonneesfp93_structure_code_postal"/> <text:user-field-get text:name="instantanedonneesfp93_structure_ville"/></text:p>
            <text:p text:style-name="P1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8">Tel : <text:user-field-get text:name="referent_numero_poste"/></text:p>
          </table:table-cell>
          <table:table-cell table:style-name="Tableau1.B3" office:value-type="string">
            <text:p text:style-name="P8">Fax :<text:user-field-get text:name="instantanedonneesfp93_structure_fax"/></text:p>
          </table:table-cell>
          <table:table-cell table:style-name="Tableau1.C3" office:value-type="string">
            <text:p text:style-name="P1"><text:span text:style-name="T1">Mail : </text:span><text:span text:style-name="T1"><text:user-field-get text:name="instantanedonneesfp93_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1"/>
            <text:p text:style-name="P1">Action prescrite et nom du partenaire/prestataire :</text:p>
            <text:p text:style-name="P1"><text:user-field-get text:name="ficheprescription93_objet"/></text:p>
            <text:p text:style-name="P1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6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1"><text:span text:style-name="T3">Civilité : </text:span><text:span text:style-name="T3"><text:user-field-get text:name="instantanedonneesfp93_benef_qual"/></text:span></text:p>
                </table:table-cell>
                <table:table-cell table:style-name="Tableau4.B1" office:value-type="string">
                  <text:p text:style-name="P1">Nom : <text:span text:style-name="T3"><text:user-field-get text:name="instantanedonneesfp93_benef_nom"/></text:span></text:p>
                </table:table-cell>
                <table:table-cell table:style-name="Tableau4.B1" table:number-columns-spanned="2" office:value-type="string">
                  <text:p text:style-name="P1">Prénom : <text:user-field-get text:name="instantanedonneesfp93_benef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1">Date de naissance : <text:user-field-get text:name="instantanedonneesfp93_benef_dtnai"/></text:p>
                  <text:p text:style-name="P1"/>
                  <text:p text:style-name="P1"><text:bookmark-start text:name="__DdeLink__784_736095298"/>Adresse<text:bookmark-end text:name="__DdeLink__784_736095298"/> : <text:user-field-get text:name="instantanedonneesfp93_benef_numvoie"/> <text:user-field-get text:name="instantanedonneesfp93_benef_nomvoie"/></text:p>
                  <text:p text:style-name="P1"><text:user-field-get text:name="instantanedonneesfp93_benef_codepos"/> <text:user-field-get text:name="instantanedonneesfp93_benef_nomcom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1"><text:span text:style-name="T2">Tel </text:span>: <text:user-field-get text:name="instantanedonneesfp93_benef_tel_fixe"/></text:p>
                  <text:p text:style-name="P1">Portable : <text:user-field-get text:name="instantanedonneesfp93_benef_tel_port"/></text:p>
                  <text:p text:style-name="P1"/>
                  <text:p text:style-name="P9">Numéro du bénéficiaire (CAF) : <text:user-field-get text:name="instantanedonneesfp93_benef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1"><text:span text:style-name="T1">Mail </text:span>: <text:user-field-get text:name="instantanedonneesfp93_benef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9">Bénéficiaire du : RSA socle <text:s/><text:conditional-text text:condition="ooow:instantanedonneesfp93_benef_natpf_socle==&quot;1&quot;" text:string-value-if-true="☑" text:string-value-if-false="☐" text:current-value="true">☐</text:conditional-text> RSA majoré<text:conditional-text text:condition="ooow:instantanedonneesfp93_benef_natpf_majore==&quot;1&quot;" text:string-value-if-true="☑" text:string-value-if-false="☐" text:current-value="true">☐</text:conditional-text> RSA activité <text:conditional-text text:condition="ooow:instantanedonneesfp93_benef_natpf_activite==&quot;1&quot;" text:string-value-if-true="☑" text:string-value-if-false="☐" text:current-value="true">☐</text:conditional-text></text:p>
                  <text:p text:style-name="P10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1">Inscrit au Pôle Emploi : <text:s/><text:conditional-text text:condition="ooow:instantanedonneesfp93_benef_inscritpe==&quot;1&quot;" text:string-value-if-true="Oui" text:string-value-if-false="Non" text:current-value="true">Non</text:conditional-text> </text:p>
                  <text:p text:style-name="P1"><text:hidden-text text:condition="ooow:instantanedonneesfp93_benef_inscritpe==&quot;1&quot;" text:string-value="Identifiant PE" text:is-hidden="true">Identifiant PE</text:hidden-text>:<text:user-field-get text:name="instantanedonneesfp93_benef_identifiantpe"/></text:p>
                  <text:p text:style-name="P1"/>
                  <text:p text:style-name="P1">Niveau d'étude: <text:conditional-text text:condition="ooow:instantanedonneesfp93_benef_nivetu==&quot;1201&quot;" text:string-value-if-true="Niveau I/II : sorties avec un diplôme de niveau supérieur à bac+2 (licence, maîtrise, master, dea, dess, doctorat, diplôme de grande école)" text:string-value-if-false="" text:current-value="true"/><text:conditional-text text:condition="ooow:instantanedonneesfp93_benef_nivetu==&quot;1202&quot;" text:string-value-if-true="Niveau III : sorties avec un diplôme de niveau Bac + 2 ans (DUT, BTS, DEUG, écoles des formations sanitaires ou sociales, etc.)" text:string-value-if-false="" text:current-value="true"/><text:conditional-text text:condition="ooow:instantanedonneesfp93_benef_nivetu==&quot;1203&quot;" text:string-value-if-true="Niveau IV : sorties des classes de terminale de l'enseignement secondaire (avec ou sans le baccalauréat). Abandons des études supérieures sans diplôme" text:string-value-if-false="" text:current-value="true"/><text:conditional-text text:condition="ooow:instantanedonneesfp93_benef_nivetu==&quot;1204&quot;" text:string-value-if-true="Niveau IV : sorties des classes de terminale de l'enseignement secondaire (avec ou sans le baccalauréat). Abandons desNiveau V : sorties de dernière année de CAP, BEP ou équivalent avec ou sans diplôme. Abandons des études en seconde ou en première" text:string-value-if-false="" text:current-value="true"/><text:conditional-text text:condition="ooow:instantanedonneesfp93_benef_nivetu==&quot;1205&quot;" text:string-value-if-true="Niveau Vbis : sorties de 3ème générale, de 4ème et 3ème technologiques et des classes du second cycle court (notamment CAP, BEP) avant l'année terminale" text:string-value-if-false="" text:current-value="true"/><text:conditional-text text:condition="ooow:instantanedonneesfp93_benef_nivetu==&quot;1206&quot;" text:string-value-if-true="Niveau VI : sorties du 1er cycle de l'enseignement secondaire (6ème, 5ème, 4ème) et des formations préprofessionnelles en un an" text:string-value-if-false="" text:current-value="true"/><text:conditional-text text:condition="ooow:instantanedonneesfp93_benef_nivetu==&quot;1207&quot;" text:string-value-if-true="Niveau VII : jamais scolarisé" text:string-value-if-false="" text:current-value="true"/></text:p>
                </table:table-cell>
                <table:covered-table-cell/>
                <table:covered-table-cell/>
                <table:table-cell table:style-name="Tableau4.B1" office:value-type="string">
                  <text:p text:style-name="P1"/>
                </table:table-cell>
              </table:table-row>
              <table:table-row table:style-name="Tableau4.6">
                <table:table-cell table:style-name="Tableau4.B1" table:number-columns-spanned="3" office:value-type="string">
                  <text:p text:style-name="P11">Contrat d’engagement réciproque (CER) : <text:s/><text:conditional-text text:condition="ooow:instantanedonneesfp93_benef_positioncer==&quot;Enregistré&quot;" text:string-value-if-true="CER en cours de validation" text:string-value-if-false=" " text:current-value="true"> </text:conditional-text> <text:conditional-text text:condition="ooow:instantanedonneesfp93_benef_positioncer==&quot;Signé&quot;" text:string-value-if-true="CER en cours de validation" text:string-value-if-false=" " text:current-value="true"> </text:conditional-text> <text:conditional-text text:condition="ooow:instantanedonneesfp93_benef_positioncer==&quot;valide&quot;" text:string-value-if-true="CER validé" text:string-value-if-false=" " text:current-value="true"> </text:conditional-text> <text:conditional-text text:condition="ooow:instantanedonneesfp93_benef_positioncer==&quot;Signé et transféré&quot;" text:string-value-if-true="CER en cours de validation" text:string-value-if-false=" " text:current-value="true"> </text:conditional-text> <text:conditional-text text:condition="ooow:instantanedonneesfp93_benef_positioncer==&quot;Validé Responsable&quot;" text:string-value-if-true="CER en cours de validation" text:string-value-if-false=" " text:current-value="true"> </text:conditional-text><text:soft-page-break/> <text:conditional-text text:condition="ooow:instantanedonneesfp93_benef_positioncer==&quot;En attente avis CS&quot;" text:string-value-if-true="CER en cours de validation" text:string-value-if-false=" " text:current-value="true"> </text:conditional-text> <text:conditional-text text:condition="ooow:instantanedonneesfp93_benef_positioncer==&quot;En attente avis cadre&quot;" text:string-value-if-true="CER en cours de validation" text:string-value-if-false=" " text:current-value="true"> </text:conditional-text> <text:conditional-text text:condition="ooow:instantanedonneesfp93_benef_positioncer==&quot;En attente passage EP&quot;" text:string-value-if-true="CER en cours de validation" text:string-value-if-false=" " text:current-value="true"> </text:conditional-text> <text:conditional-text text:condition="ooow:instantanedonneesfp93_benef_positioncer==&quot;Rejeté Responsable&quot;" text:string-value-if-true="CER non validé" text:string-value-if-false=" " text:current-value="true"> </text:conditional-text> <text:conditional-text text:condition="ooow:instantanedonneesfp93_benef_positioncer==&quot;Rejeté CG&quot;" text:string-value-if-true="CER non validé" text:string-value-if-false=" " text:current-value="true"> </text:conditional-text></text:p>
                  <text:p text:style-name="P11"/>
                  <text:p text:style-name="P11"><text:bookmark-start text:name="__DdeLink__1066_731107884"/><text:span text:style-name="T10">date de début=</text:span> <text:user-field-get text:name="instantanedonneesfp93_benef_dd_ci"/> <text:s text:c="3"/><text:span text:style-name="T10">date de fin= </text:span><text:span text:style-name="T10"><text:user-field-get text:name="instantanedonneesfp93_benef_df_ci"/></text:span><text:bookmark-end text:name="__DdeLink__1066_731107884"/></text:p>
                </table:table-cell>
                <table:covered-table-cell/>
                <table:covered-table-cell/>
                <table:table-cell table:style-name="Tableau4.B1" office:value-type="string">
                  <text:p text:style-name="P1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  <table:table-row table:style-name="Tableau4.8">
                <table:table-cell table:style-name="Tableau4.B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h text:style-name="P24" text:outline-level="1">PARTENAIRE / PRESTATAIRE </text:h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3" office:value-type="string">
            <text:p text:style-name="P5"/>
            <text:p text:style-name="P4">Rendez-vous fixé le: <text:user-field-get text:name="ficheprescription93_rdvprestataire_date"/> <text:span text:style-name="T12">à </text:span><text:span text:style-name="T12"><text:user-field-get text:name="ficheprescription93_rdvprestataire_date_time"/></text:span></text:p>
            <text:p text:style-name="P4">Avec : <text:user-field-get text:name="ficheprescription93_rdvprestataire_personne"/> </text:p>
            <text:h text:style-name="P27" text:outline-level="3"><text:span text:style-name="T6">Nom de l’organisme :</text:span><text:span text:style-name="T6"><text:user-field-get text:name="actionfp93_name"/></text:span> <text:span text:style-name="T6"><text:user-field-get text:name="prestatairehorspdifp93_name"/></text:span><text:span text:style-name="T6"> </text:span></text:h>
            <text:p text:style-name="P19"><text:span text:style-name="T9">Adresse : </text:span><text:span text:style-name="T9"><text:user-field-get text:name="adresseprestatairefp93_adresse"/></text:span><text:span text:style-name="T9"> </text:span><text:span text:style-name="T9"><text:user-field-get text:name="adresseprestatairefp93_codepos"/></text:span><text:span text:style-name="T9"> </text:span><text:span text:style-name="T9"><text:user-field-get text:name="adresseprestatairefp93_localite"/></text:span><text:span text:style-name="T9"> </text:span><text:span text:style-name="T13"><text:user-field-get text:name="prestatairehorspdifp93_name"/></text:span><text:span text:style-name="T13">, </text:span><text:span text:style-name="T13"><text:user-field-get text:name="prestatairehorspdifp93_adresse"/></text:span><text:span text:style-name="T13"> </text:span><text:span text:style-name="T13"><text:user-field-get text:name="prestatairehorspdifp93_codepos"/></text:span><text:span text:style-name="T13"> </text:span><text:span text:style-name="T13"><text:user-field-get text:name="prestatairehorspdifp93_localite"/></text:span></text:p>
            <text:p text:style-name="P19"><text:span text:style-name="T2">Tel: </text:span><text:span text:style-name="T2"><text:user-field-get text:name="adresseprestatairefp93_tel"/></text:span><text:span text:style-name="T2"> </text:span><text:span text:style-name="T2"><text:user-field-get text:name="prestatairehorspdifp93_tel"/></text:span><text:span text:style-name="T2"> <text:s/>Fax : </text:span><text:span text:style-name="T2"><text:user-field-get text:name="adresseprestatairefp93_fax"/></text:span><text:span text:style-name="T2"> </text:span><text:span text:style-name="T2"><text:user-field-get text:name="prestatairehorspdifp93_fax"/></text:span> <text:span text:style-name="T1">Mail : </text:span><text:span text:style-name="T1"><text:user-field-get text:name="adresseprestatairefp93_email"/></text:span><text:span text:style-name="T1"> </text:span><text:span text:style-name="T1"><text:user-field-get text:name="prestatairehorspdifp93_email"/></text:span><text:span text:style-name="T1"> </text:span></text:p>
            <text:p text:style-name="P20"><text:span text:style-name="T13"><text:hidden-text text:condition="ooow:ficheprescription93_rdvprestataire_adresse==&quot; &quot;" text:string-value="Veuillez-vous présenter à cette adresse:" text:is-hidden="true">Veuillez-vous présenter à cette adresse:</text:hidden-text></text:span><text:span text:style-name="T13"> </text:span><text:span text:style-name="T13"><text:user-field-get text:name="ficheprescription93_rdvprestataire_adresse"/></text:span><text:span text:style-name="T13"> </text:span></text:p>
            <table:table table:name="documentbeneffp93" table:style-name="documentbeneffp93">
              <table:table-column table:style-name="documentbeneffp93.A"/>
              <table:table-header-rows>
                <table:table-row>
                  <table:table-cell table:style-name="documentbeneffp93.A1" office:value-type="string">
                    <text:p text:style-name="P22">Liste des documents à fournir:</text:p>
                  </table:table-cell>
                </table:table-row>
              </table:table-header-rows>
              <table:table-row>
                <table:table-cell table:style-name="documentbeneffp93.A1" office:value-type="string">
                  <text:p text:style-name="Table_20_Contents"><text:user-field-get text:name="documentbeneffp93_name">0</text:user-field-get></text:p>
                </table:table-cell>
              </table:table-row>
            </table:table>
            <text:p text:style-name="P23"/>
          </table:table-cell>
          <table:covered-table-cell/>
          <table:covered-table-cell/>
        </table:table-row>
        <table:table-row table:style-name="Tableau6.3">
          <table:table-cell table:style-name="Tableau6.A1" table:number-columns-spanned="3" office:value-type="string">
            <text:h text:style-name="P25" text:outline-level="1">RESULTAT DE L’EFFECTIVITE DE LA PRESCRIPTION</text:h>
          </table:table-cell>
          <table:covered-table-cell/>
          <table:covered-table-cell/>
        </table:table-row>
        <table:table-row table:style-name="Tableau6.4">
          <table:table-cell table:style-name="Tableau6.A4" table:number-columns-spanned="3" office:value-type="string">
            <text:p text:style-name="P14"><text:span text:style-name="T4">Le </text:span><text:span text:style-name="T5">bénéficiaire</text:span><text:span text:style-name="T4"> s'est présenté: <text:s/></text:span><text:span text:style-name="T8"><text:user-field-get text:name="ficheprescription93_benef_retour_presente"/></text:span><text:span text:style-name="T7"> <text:s text:c="40"/></text:span></text:p>
            <text:p text:style-name="P14"><text:span text:style-name="T4">Date de retour de la fiche au prescripteur ou au référent : </text:span><text:span text:style-name="T8"><text:user-field-get text:name="ficheprescription93_date_retour"/></text:span></text:p>
            <text:p text:style-name="P15"><text:s/><draw:line text:anchor-type="char" draw:z-index="0" draw:style-name="gr1" draw:text-style-name="P29" svg:x1="-0.191cm" svg:y1="0.018cm" svg:x2="-0.191cm" svg:y2="0.018cm"><text:p/></draw:line>Observations :</text:p>
            <text:p text:style-name="P21"/>
          </table:table-cell>
          <table:covered-table-cell/>
          <table:covered-table-cell/>
        </table:table-row>
        <table:table-row table:style-name="Tableau6.5">
          <table:table-cell table:style-name="Tableau6.A5" office:value-type="string">
            <text:p text:style-name="P6"/>
            <text:p text:style-name="P2">Prescripteur / référent</text:p>
            <text:p text:style-name="P2"><text:user-field-get text:name="referent_qual"/> <text:s/><text:user-field-get text:name="referent_nom"/><text:user-field-get text:name="referent_prenom"/></text:p>
          </table:table-cell>
          <table:table-cell table:style-name="Tableau6.A5" office:value-type="string">
            <text:p text:style-name="P6"/>
            <text:p text:style-name="P2">Allocataire </text:p>
            <text:p text:style-name="P2">(Je m’engage à me rendre au rendez-vous fixé)</text:p>
          </table:table-cell>
          <table:table-cell table:style-name="Tableau6.A5" office:value-type="string">
            <text:p text:style-name="P6"/>
            <text:p text:style-name="P2">Prestataire / partenaire</text:p>
          </table:table-cell>
        </table:table-row>
        <table:table-row table:style-name="Tableau6.5">
          <table:table-cell table:style-name="Tableau6.A5" office:value-type="string">
            <text:p text:style-name="P3">Nom, date, signature et cachet</text:p>
          </table:table-cell>
          <table:table-cell table:style-name="Tableau6.A5" office:value-type="string">
            <text:p text:style-name="P3"/>
          </table:table-cell>
          <table:table-cell table:style-name="Tableau6.A5" office:value-type="string">
            <text:p text:style-name="P3">Nom, date, signature et cache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6"/>
      <text:p text:style-name="P16"/>
      <text:p text:style-name="P16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4-10-10T14:42:34.88</dc:date>
    <meta:print-date>2010-11-16T15:07:00</meta:print-date>
    <meta:editing-cycles>406</meta:editing-cycles>
    <meta:editing-duration>PT610H18M15S</meta:editing-duration>
    <meta:generator>OpenOffice.org/3.2$Win32 OpenOffice.org_project/320m12$Build-9483</meta:generator>
    <meta:document-statistic meta:table-count="6" meta:image-count="2" meta:object-count="1" meta:page-count="3" meta:paragraph-count="52" meta:word-count="180" meta:character-count="1286"/>
  </office:meta>
</office:document-meta>
</file>